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Tracer.startElement( String name , AttributeList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ocumentTrac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Trac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Tracer.ignorableWhitespace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DocumentTr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characters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Trac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racer.attributeDecl( String elementName , String attributeName , String type , String valueDefaul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Trac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Trac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rac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rac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unparsedEntityDecl( String name , String publicId , String systemId , String 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Tracer.comment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rac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racer.printQuotedString( char [ ] ch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racer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Tracer.elementDecl( String name , String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main( String [ ] argv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7">
            <text:p text:style-name="Table_20_Contents">7</text:p>
          </table:table-cell>
          <table:table-cell office:value-type="float" office:value="243">
            <text:p text:style-name="Table_20_Contents">243</text:p>
          </table:table-cell>
        </table:table-row>
        <table:table-row>
          <table:table-cell office:value-type="string">
            <text:p text:style-name="Table_20_Contents">DocumentTracer.setOutput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Tracer.normalizeAndPrint( char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cumentTrac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Trac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racer.startElement( String uri , String localName , String qname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ocumentTrac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Trac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Tracer.printQuotedString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Trac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racer.internalEntityDecl( String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rac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Tracer.printUsag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DocumentTracer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